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40000004BD65F4D874300EF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7cm" table:align="left"/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7.011cm"/>
    </style:style>
    <style:style style:name="Table1.C" style:family="table-column">
      <style:table-column-properties style:column-width="6.768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1" style:family="table">
      <style:table-properties style:width="4.498cm" table:align="left"/>
    </style:style>
    <style:style style:name="Tabela1.A" style:family="table-column">
      <style:table-column-properties style:column-width="2.404cm"/>
    </style:style>
    <style:style style:name="Tabela1.B" style:family="table-column">
      <style:table-column-properties style:column-width="2.0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4cm" style:rel-column-width="9267*"/>
    </style:style>
    <style:style style:name="Tabela2.B" style:family="table-column">
      <style:table-column-properties style:column-width="2.092cm" style:rel-column-width="8064*"/>
    </style:style>
    <style:style style:name="Tabela2.C" style:family="table-column">
      <style:table-column-properties style:column-width="1.898cm" style:rel-column-width="7316*"/>
    </style:style>
    <style:style style:name="Tabela2.D" style:family="table-column">
      <style:table-column-properties style:column-width="10.606cm" style:rel-column-width="40888*"/>
    </style:style>
    <style:style style:name="Tabela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.547cm" table:align="center"/>
    </style:style>
    <style:style style:name="Table8.A" style:family="table-column">
      <style:table-column-properties style:column-width="0.386cm"/>
    </style:style>
    <style:style style:name="Table8.D" style:family="table-column">
      <style:table-column-properties style:column-width="0.388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778cm" table:align="center"/>
    </style:style>
    <style:style style:name="Table9.A" style:family="table-column">
      <style:table-column-properties style:column-width="0.445cm"/>
    </style:style>
    <style:style style:name="Table9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808080" style:font-name="Calibri" fo:font-size="10pt" fo:language="pt" fo:country="BR" fo:font-weight="bold" officeooo:rsid="008c4b2e" officeooo:paragraph-rsid="008c4b2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Calibri" fo:font-size="10pt" fo:font-weight="bold" officeooo:rsid="0057384f" officeooo:paragraph-rsid="0057384f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Times New Roman" fo:font-size="12pt" fo:language="pt" fo:country="BR" officeooo:rsid="0000dd75" officeooo:paragraph-rsid="0000dd75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language="pt" fo:country="BR" officeooo:rsid="008c4b2e" officeooo:paragraph-rsid="008c4b2e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language="pt" fo:country="BR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pt" fo:country="BR" officeooo:rsid="008d9738" officeooo:paragraph-rsid="008d9738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language="pt" fo:country="BR" officeooo:rsid="00652911" officeooo:paragraph-rsid="0065291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language="pt" fo:country="BR" officeooo:rsid="007fc354" officeooo:paragraph-rsid="007fc354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language="pt" fo:country="BR" fo:font-weight="bold" officeooo:rsid="00652911" officeooo:paragraph-rsid="0065291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2pt" fo:language="pt" fo:country="BR" fo:font-weight="bold" officeooo:rsid="004ec67f" officeooo:paragraph-rsid="004ec67f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2pt" fo:language="pt" fo:country="BR" fo:font-weight="bold" officeooo:rsid="008c4b2e" officeooo:paragraph-rsid="008c4b2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fo:language="pt" fo:country="BR" fo:font-weight="bold" officeooo:rsid="008d9738" officeooo:paragraph-rsid="008d973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8c4b2e" officeooo:paragraph-rsid="008c4b2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officeooo:paragraph-rsid="00a46741"/>
    </style:style>
    <style:style style:name="P16" style:family="paragraph" style:parent-style-name="Header">
      <style:text-properties fo:font-size="2pt" officeooo:rsid="0057384f" officeooo:paragraph-rsid="0057384f" style:font-size-asian="1.75pt" style:font-size-complex="2pt"/>
    </style:style>
    <style:style style:name="P17" style:family="paragraph" style:parent-style-name="Footer">
      <style:paragraph-properties fo:text-align="center" style:justify-single-word="false"/>
      <style:text-properties style:font-name="Calibri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paragraph-rsid="009e0f6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06eac8" officeooo:paragraph-rsid="00652911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06eac8" officeooo:paragraph-rsid="0068238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06eac8" officeooo:paragraph-rsid="007c4784" style:font-size-asian="12pt" style:font-size-complex="12pt"/>
    </style:style>
    <style:style style:name="P23" style:family="paragraph" style:parent-style-name="Standard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06eac8" officeooo:paragraph-rsid="007c4784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8810b" officeooo:paragraph-rsid="0068810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8810b" officeooo:paragraph-rsid="007c4784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8810b" officeooo:paragraph-rsid="0068810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7fc354" officeooo:paragraph-rsid="007fc35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c0ae6" officeooo:paragraph-rsid="0092334e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ef817" officeooo:paragraph-rsid="0092334e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72f574" officeooo:paragraph-rsid="0092334e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1a984b" officeooo:paragraph-rsid="0092334e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5947b1" officeooo:paragraph-rsid="009e0f62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5dbe21" officeooo:paragraph-rsid="009e0f6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630860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6823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7c4784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paragraph-rsid="009e0f62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paragraph-rsid="00630860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paragraph-rsid="00682383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paragraph-rsid="007c4784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5b15b0" officeooo:paragraph-rsid="00630860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652911" officeooo:paragraph-rsid="00630860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652911" officeooo:paragraph-rsid="00652911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652911" officeooo:paragraph-rsid="0067efbc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65b830" officeooo:paragraph-rsid="0065b830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68810b" officeooo:paragraph-rsid="0068810b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0d7a2" officeooo:paragraph-rsid="0070d7a2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0d7a2" officeooo:paragraph-rsid="0083d8e4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2cb73" officeooo:paragraph-rsid="00777142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2cb73" officeooo:paragraph-rsid="007c4784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89e6b" officeooo:paragraph-rsid="00789e6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ddab5" officeooo:paragraph-rsid="007f0e17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848601" officeooo:paragraph-rsid="00848601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6e5b7" officeooo:paragraph-rsid="0092334e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7be2f0" officeooo:paragraph-rsid="0092334e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5c63d6" officeooo:paragraph-rsid="009e0f62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rsid="005e675f" officeooo:paragraph-rsid="009e0f62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rsid="0057f62d" officeooo:paragraph-rsid="0063086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rsid="0057f62d" officeooo:paragraph-rsid="0068238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rsid="0057f62d" officeooo:paragraph-rsid="007c478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rsid="0057f62d" officeooo:paragraph-rsid="0092334e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paragraph-rsid="009e0f6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normal" officeooo:paragraph-rsid="0092334e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paragraph-rsid="009e0f62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paragraph-rsid="00630860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paragraph-rsid="0068238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paragraph-rsid="007c478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paragraph-rsid="0092334e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1f177" officeooo:paragraph-rsid="008d9738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paragraph-rsid="009e0f62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paragraph-rsid="0092334e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paragraph-rsid="00036437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Times New Roman" fo:font-size="12pt" fo:language="pt" fo:country="BR" fo:font-weight="bold" officeooo:paragraph-rsid="009e0f6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6489aa" officeooo:paragraph-rsid="006489a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682383" officeooo:paragraph-rsid="00682383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Times New Roman" fo:font-size="12pt" fo:language="pt" fo:country="BR" fo:font-weight="bold" officeooo:rsid="008c4b2e" officeooo:paragraph-rsid="00630860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7c4784" officeooo:paragraph-rsid="007c4784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6abe0f" officeooo:paragraph-rsid="009a64a9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Times New Roman" fo:font-size="12pt" fo:language="pt" fo:country="BR" fo:font-weight="bold" officeooo:paragraph-rsid="0092334e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9e0f62" officeooo:paragraph-rsid="009e0f62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6eac8" officeooo:paragraph-rsid="007c4784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6eac8" officeooo:paragraph-rsid="0063086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Times New Roman" fo:font-size="12pt" officeooo:paragraph-rsid="0092334e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size="12pt" officeooo:rsid="0036eb98" officeooo:paragraph-rsid="0092334e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2pt" officeooo:rsid="007c0e98" officeooo:paragraph-rsid="0092334e" style:font-size-asian="12pt" style:font-size-complex="12pt"/>
    </style:style>
    <style:style style:name="P86" style:family="paragraph" style:parent-style-name="Standard">
      <style:text-properties officeooo:paragraph-rsid="00a46741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fo:font-weight="bold" officeooo:rsid="0000dd75" officeooo:paragraph-rsid="0000dd75" style:font-size-asian="12pt" style:font-weight-asian="bold" style:font-size-complex="12pt" style:font-weight-complex="bold"/>
    </style:style>
    <style:style style:name="P88" style:family="paragraph" style:parent-style-name="Table_20_Contents" style:list-style-name="L1">
      <style:paragraph-properties fo:text-align="start" style:justify-single-word="false"/>
      <style:text-properties style:font-name="Times New Roman" fo:font-size="12pt" fo:language="pt" fo:country="BR" officeooo:rsid="00a46741" officeooo:paragraph-rsid="00a46741" style:font-size-asian="12pt" style:font-size-complex="12pt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Times New Roman" fo:font-size="12pt" fo:language="pt" fo:country="BR" fo:font-weight="bold" officeooo:rsid="0001f177" officeooo:paragraph-rsid="00a46741" style:font-size-asian="12pt" style:font-weight-asian="bold" style:font-size-complex="12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Times New Roman" fo:font-size="12pt" fo:language="pt" fo:country="BR" officeooo:rsid="00a46741" officeooo:paragraph-rsid="00a46741" style:font-size-asian="12pt" style:font-size-complex="12pt"/>
    </style:style>
    <style:style style:name="P91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pt" fo:country="BR" officeooo:rsid="0076e5b7" officeooo:paragraph-rsid="0092334e" style:font-size-asian="12pt" style:font-size-complex="12pt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pt" fo:country="BR" officeooo:rsid="007a6f78" officeooo:paragraph-rsid="0092334e" style:font-size-asian="12pt" style:font-size-complex="12pt"/>
    </style:style>
    <style:style style:name="P93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6ef817" officeooo:paragraph-rsid="0092334e" style:font-size-asian="12pt" style:font-size-complex="12pt"/>
    </style:style>
    <style:style style:name="T1" style:family="text">
      <style:text-properties officeooo:rsid="00a46741"/>
    </style:style>
    <style:style style:name="T2" style:family="text">
      <style:text-properties fo:language="pt" fo:country="BR"/>
    </style:style>
    <style:style style:name="T3" style:family="text">
      <style:text-properties fo:font-weight="bold" officeooo:rsid="0006eac8" style:font-weight-asian="bold" style:font-weight-complex="bold"/>
    </style:style>
    <style:style style:name="T4" style:family="text">
      <style:text-properties fo:font-weight="bold" officeooo:rsid="0083d92d" style:font-weight-asian="bold" style:font-weight-complex="bold"/>
    </style:style>
    <style:style style:name="T5" style:family="text">
      <style:text-properties fo:font-weight="bold" officeooo:rsid="0083d8e4" style:font-weight-asian="bold" style:font-weight-complex="bold"/>
    </style:style>
    <style:style style:name="T6" style:family="text">
      <style:text-properties fo:font-weight="bold" officeooo:rsid="009d2265" style:font-weight-asian="bold" style:font-weight-complex="bold"/>
    </style:style>
    <style:style style:name="T7" style:family="text">
      <style:text-properties fo:font-variant="normal" fo:text-transform="none" style:use-window-font-color="true" fo:letter-spacing="normal" fo:font-style="normal" fo:font-weight="normal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06eac8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8c4b2e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79f711"/>
    </style:style>
    <style:style style:name="T11" style:family="text">
      <style:text-properties fo:font-variant="normal" fo:text-transform="none" style:use-window-font-color="true" fo:letter-spacing="normal" fo:font-style="normal" fo:font-weight="normal" officeooo:rsid="006b4634"/>
    </style:style>
    <style:style style:name="T12" style:family="text">
      <style:text-properties fo:font-variant="normal" fo:text-transform="none" style:use-window-font-color="true" fo:letter-spacing="normal" fo:font-style="normal" fo:font-weight="normal" officeooo:rsid="006ca24e"/>
    </style:style>
    <style:style style:name="T13" style:family="text">
      <style:text-properties fo:font-variant="normal" fo:text-transform="none" style:use-window-font-color="true" fo:letter-spacing="normal" fo:font-style="normal" fo:font-weight="normal" officeooo:rsid="006e0bc9"/>
    </style:style>
    <style:style style:name="T14" style:family="text">
      <style:text-properties fo:font-variant="normal" fo:text-transform="none" style:use-window-font-color="true" fo:letter-spacing="normal" fo:font-style="normal" fo:font-weight="normal" officeooo:rsid="007e13f3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7f0e17"/>
    </style:style>
    <style:style style:name="T16" style:family="text">
      <style:text-properties fo:font-variant="normal" fo:text-transform="none" style:use-window-font-color="true" fo:letter-spacing="normal" fo:font-style="normal" fo:font-weight="normal" officeooo:rsid="007f84ec"/>
    </style:style>
    <style:style style:name="T17" style:family="text">
      <style:text-properties fo:font-variant="normal" fo:text-transform="none" style:use-window-font-color="true" fo:letter-spacing="normal" fo:font-style="normal" fo:font-weight="normal" officeooo:rsid="007fc354" style:font-style-asian="normal" style:font-style-complex="normal"/>
    </style:style>
    <style:style style:name="T18" style:family="text">
      <style:text-properties fo:font-variant="normal" fo:text-transform="none" style:use-window-font-color="true" fo:letter-spacing="normal" fo:font-style="normal" fo:font-weight="normal" officeooo:rsid="007e13f3" style:font-style-asian="normal" style:font-style-complex="normal"/>
    </style:style>
    <style:style style:name="T19" style:family="text">
      <style:text-properties fo:font-variant="normal" fo:text-transform="none" style:use-window-font-color="true" fo:letter-spacing="normal" fo:font-style="normal" fo:font-weight="normal" officeooo:rsid="006a5836"/>
    </style:style>
    <style:style style:name="T20" style:family="text">
      <style:text-properties fo:font-variant="normal" fo:text-transform="none" style:use-window-font-color="true" fo:letter-spacing="normal" fo:font-style="normal" fo:font-weight="normal" officeooo:rsid="00a23827"/>
    </style:style>
    <style:style style:name="T21" style:family="text">
      <style:text-properties fo:font-variant="normal" fo:text-transform="none" style:use-window-font-color="true" fo:letter-spacing="normal" fo:font-style="normal" fo:font-weight="bold" officeooo:rsid="007f84ec" style:font-weight-asian="bold" style:font-weight-complex="bold"/>
    </style:style>
    <style:style style:name="T22" style:family="text">
      <style:text-properties fo:font-variant="normal" fo:text-transform="none" style:use-window-font-color="true" fo:letter-spacing="normal" fo:font-style="italic" fo:font-weight="normal" officeooo:rsid="007f0e17" style:font-style-asian="italic" style:font-style-complex="italic"/>
    </style:style>
    <style:style style:name="T23" style:family="text">
      <style:text-properties fo:font-variant="normal" fo:text-transform="none" style:use-window-font-color="true" fo:letter-spacing="normal" fo:font-style="italic" fo:font-weight="normal" officeooo:rsid="007f84ec" style:font-style-asian="italic" style:font-style-complex="italic"/>
    </style:style>
    <style:style style:name="T24" style:family="text">
      <style:text-properties officeooo:rsid="005b225b"/>
    </style:style>
    <style:style style:name="T25" style:family="text">
      <style:text-properties officeooo:rsid="0073231a"/>
    </style:style>
    <style:style style:name="T26" style:family="text">
      <style:text-properties officeooo:rsid="0083d8e4"/>
    </style:style>
    <style:style style:name="T27" style:family="text">
      <style:text-properties officeooo:rsid="0083d92d"/>
    </style:style>
    <style:style style:name="T28" style:family="text">
      <style:text-properties officeooo:rsid="008c4b2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c331c" style:font-style-asian="italic" style:font-style-complex="italic"/>
    </style:style>
    <style:style style:name="T31" style:family="text">
      <style:text-properties officeooo:rsid="008f2956"/>
    </style:style>
    <style:style style:name="T32" style:family="text">
      <style:text-properties officeooo:rsid="006abe0f"/>
    </style:style>
    <style:style style:name="T33" style:family="text">
      <style:text-properties officeooo:rsid="006de1b7"/>
    </style:style>
    <style:style style:name="T34" style:family="text">
      <style:text-properties officeooo:rsid="00739bad"/>
    </style:style>
    <style:style style:name="T35" style:family="text">
      <style:text-properties officeooo:rsid="007c85fc"/>
    </style:style>
    <style:style style:name="T36" style:family="text">
      <style:text-properties officeooo:rsid="00836c2a"/>
    </style:style>
    <style:style style:name="T37" style:family="text">
      <style:text-properties officeooo:rsid="0082e14a"/>
    </style:style>
    <style:style style:name="T38" style:family="text">
      <style:text-properties officeooo:rsid="0092334e"/>
    </style:style>
    <style:style style:name="T39" style:family="text">
      <style:text-properties fo:language="en" fo:country="US"/>
    </style:style>
    <style:style style:name="T40" style:family="text">
      <style:text-properties officeooo:rsid="00951cb7"/>
    </style:style>
    <style:style style:name="T41" style:family="text">
      <style:text-properties officeooo:rsid="00894fcb"/>
    </style:style>
    <style:style style:name="T42" style:family="text">
      <style:text-properties fo:font-weight="normal" officeooo:rsid="004d8d67" style:font-weight-asian="normal" style:font-weight-complex="normal"/>
    </style:style>
    <style:style style:name="T43" style:family="text">
      <style:text-properties fo:font-weight="normal" officeooo:rsid="0092334e" style:font-weight-asian="normal" style:font-weight-complex="normal"/>
    </style:style>
    <style:style style:name="T44" style:family="text">
      <style:text-properties fo:font-weight="normal" officeooo:rsid="00a5c5a5" style:font-weight-asian="normal" style:font-weight-complex="normal"/>
    </style:style>
    <style:style style:name="T45" style:family="text">
      <style:text-properties fo:font-weight="normal" officeooo:rsid="0089df93" style:font-weight-asian="normal" style:font-weight-complex="normal"/>
    </style:style>
    <style:style style:name="T46" style:family="text">
      <style:text-properties officeooo:rsid="009a64a9"/>
    </style:style>
    <style:style style:name="T47" style:family="text">
      <style:text-properties officeooo:rsid="009d2265"/>
    </style:style>
    <style:style style:name="T48" style:family="text">
      <style:text-properties officeooo:rsid="009e0f62"/>
    </style:style>
    <style:style style:name="T49" style:family="text">
      <style:text-properties officeooo:rsid="005947b1"/>
    </style:style>
    <style:style style:name="T50" style:family="text">
      <style:text-properties style:font-name="Times New Roman" fo:font-size="12pt" fo:language="pt" fo:country="BR" officeooo:rsid="00a46741" style:font-size-asian="12pt" style:font-size-complex="12pt"/>
    </style:style>
    <style:style style:name="T51" style:family="text">
      <style:text-properties style:font-name="Times New Roman" fo:font-size="12pt" fo:language="pt" fo:country="BR" fo:font-weight="bold" officeooo:rsid="00a46741" style:font-size-asian="12pt" style:font-weight-asian="bold" style:font-size-complex="12pt" style:font-weight-complex="bold"/>
    </style:style>
    <style:style style:name="T52" style:family="text">
      <style:text-properties officeooo:rsid="001c331c"/>
    </style:style>
    <style:style style:name="T53" style:family="text">
      <style:text-properties officeooo:rsid="00a1ad6a"/>
    </style:style>
    <style:style style:name="T54" style:family="text">
      <style:text-properties officeooo:rsid="00a23827"/>
    </style:style>
    <style:style style:name="T55" style:family="text">
      <style:text-properties officeooo:rsid="00a5c5a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run.codes/enrollments/ad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7">Universidade Federal de Viçosa</text:p>
            <text:p text:style-name="P87"><text:span text:style-name="T29">Campus</text:span> Rio Paranaíba</text:p>
            <text:p text:style-name="P87">Sistemas de Informação</text:p>
            <text:p text:style-name="P87">Prof.: <text:span text:style-name="T28">João Batista Ribeiro</text:span></text:p>
          </table:table-cell>
          <table:table-cell table:style-name="Table1.B1" office:value-type="string">
            <text:p text:style-name="P10">SIN343<text:span text:style-name="T28"> – </text:span>Desafios de Programação</text:p>
            <text:p text:style-name="P11">Prova 2 – Maratona 2</text:p>
            <text:p text:style-name="P12">24/01/2020</text:p>
            <text:p text:style-name="P12"/>
          </table:table-cell>
        </table:table-row>
      </table:table>
      <text:p text:style-name="P6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5"><text:span text:style-name="T51">Observações</text:span><text:span text:style-name="T50">:</text:span></text:p>
            <text:list xml:id="list212007514" text:style-name="L1">
              <text:list-item>
                <text:p text:style-name="P88">Uma máquina por equipe e não é permitido pegar material emprestado durante a maratona.</text:p>
              </text:list-item>
              <text:list-item>
                <text:p text:style-name="P88">Dispositivos eletrônicos não podem ser utilizados e devem ser guardados.</text:p>
              </text:list-item>
              <text:list-item>
                <text:p text:style-name="P88">O acesso à Internet é proibido até o final da maratona, <text:span text:style-name="T55">exceto ao IP do BOCA</text:span>.</text:p>
              </text:list-item>
              <text:list-item>
                <text:p text:style-name="P89"><text:span text:style-name="T42">Este caderno </text:span><text:span text:style-name="T44">de problemas </text:span><text:span text:style-name="T42">contém </text:span><text:span text:style-name="T43">6</text:span><text:span text:style-name="T42"> problemas </text:span><text:span text:style-name="T44">e a</text:span><text:span text:style-name="T42">s páginas </text:span><text:span text:style-name="T44">est</text:span><text:span text:style-name="T42">ão numeradas de 1 a </text:span><text:span text:style-name="T43">6</text:span><text:span text:style-name="T42">.</text:span></text:p>
              </text:list-item>
              <text:list-item>
                <text:p text:style-name="P90"><text:span text:style-name="T45">IP do Servidor: </text:span><text:a xlink:type="simple" xlink:href="http://200.17.76.19/boca/" text:style-name="Internet_20_link" text:visited-style-name="Visited_20_Internet_20_Link">http://200.17.76.19/boca/</text:a></text:p>
              </text:list-item>
            </text:list>
          </table:table-cell>
        </table:table-row>
      </table:table>
      <text:p text:style-name="P8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<text:span text:style-name="T2">Equipe</text:span>:</text:p>
          </table:table-cell>
          <table:table-cell table:style-name="Tabela1.B1" office:value-type="string">
            <text:p text:style-name="P14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Matrícula <text:span text:style-name="T54">1</text:span>:</text:p>
          </table:table-cell>
          <table:table-cell table:style-name="Tabela2.B1" office:value-type="string">
            <text:p text:style-name="P5"/>
          </table:table-cell>
          <table:table-cell table:style-name="Tabela2.C1" office:value-type="string">
            <text:p text:style-name="P6">Nome <text:span text:style-name="T54">1</text:span>:</text:p>
          </table:table-cell>
          <table:table-cell table:style-name="Tabela2.D1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4">Matrícula <text:span text:style-name="T54">2</text:span>:</text:p>
          </table:table-cell>
          <table:table-cell table:style-name="Tabela2.B2" office:value-type="string">
            <text:p text:style-name="P5"/>
          </table:table-cell>
          <table:table-cell table:style-name="Tabela2.C2" office:value-type="string">
            <text:p text:style-name="P6">Nome <text:span text:style-name="T54">2</text:span>:</text:p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4">Matrícula <text:span text:style-name="T54">3</text:span>:</text:p>
          </table:table-cell>
          <table:table-cell table:style-name="Tabela2.B3" office:value-type="string">
            <text:p text:style-name="P5"/>
          </table:table-cell>
          <table:table-cell table:style-name="Tabela2.C3" office:value-type="string">
            <text:p text:style-name="P6">Nome <text:span text:style-name="T54">3</text:span>:</text:p>
          </table:table-cell>
          <table:table-cell table:style-name="Tabela2.D3" office:value-type="string">
            <text:p text:style-name="P5"/>
          </table:table-cell>
        </table:table-row>
      </table:table>
      <text:p text:style-name="P72"/>
      <text:p text:style-name="P70">Problema <text:span text:style-name="T47">a</text:span></text:p>
      <text:p text:style-name="P70">Subsequência</text:p>
      <text:p text:style-name="P62"><text:span text:style-name="T40">Arquivo-fonte</text:span>: sub.(c | cpp | java)</text:p>
      <text:p text:style-name="P73"/>
      <text:p text:style-name="P19">Uma sequência de N inteiros positivos (<text:span text:style-name="T41">0</text:span> &lt; N &lt; 100 000), cada um deles menor ou igual a 10000, e um inteiro positivo S (S &lt; 100 000 000) são dados. Escreva um programa para encontrar o tamanho mínimo da subsequência de elementos consecutivos dessa sequência, cuja soma seja maior ou igual a S.</text:p>
      <text:p text:style-name="P19"/>
      <text:p text:style-name="P64">Entrada</text:p>
      <text:p text:style-name="P37">A entrada começa com um inteiro C indicando o número de casos de teste. Para cada um deles seu programa deve ler os números N e S, na primeira linha. Na segunda linha serão dados os números da sequência.</text:p>
      <text:p text:style-name="P37"/>
      <text:p text:style-name="P64">Saída</text:p>
      <text:p text:style-name="P37">Para cada caso seu programa deve imprimir, por linha, a mensagem “Caso #:”, onde # indica o número do caso iniciando em 1, um espaço em branco e em seguida imprima o resultado da menor subsequência encontrada, se não houver nenhuma tal subsequência, imprima 0. Toda linha termina com um salto de linha.</text:p>
      <text:p text:style-name="P3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4">Exemplo de Entrada</text:p>
          </table:table-cell>
          <table:table-cell table:style-name="Tabela5.B1" office:value-type="string">
            <text:p text:style-name="P64">Exemplo de Saída</text:p>
          </table:table-cell>
        </table:table-row>
        <table:table-row>
          <table:table-cell table:style-name="Tabela5.A2" office:value-type="string">
            <text:p text:style-name="P37">2</text:p>
            <text:p text:style-name="P37">10 15</text:p>
            <text:p text:style-name="P37">5 1 3 5 10 7 4 9 2 8</text:p>
            <text:p text:style-name="P37">5 11</text:p>
            <text:p text:style-name="P37">1 2 3 4 5</text:p>
          </table:table-cell>
          <table:table-cell table:style-name="Tabela5.B2" office:value-type="string">
            <text:p text:style-name="P37">Caso 1: 2</text:p>
            <text:p text:style-name="P37">Caso 2: 3</text:p>
          </table:table-cell>
        </table:table-row>
      </table:table>
      <text:p text:style-name="P82"/>
      <text:p text:style-name="P82"/>
      <text:p text:style-name="P34"><text:soft-page-break/><text:span text:style-name="T3">Problema </text:span><text:span text:style-name="T6">b</text:span></text:p>
      <text:p text:style-name="P74">Limite de Velocidade</text:p>
      <text:p text:style-name="P58"><text:span text:style-name="T31">Arquivo-fonte: limite.</text:span>(c | cpp | java)</text:p>
      <text:p text:style-name="P20"/>
      <text:p text:style-name="P20">Bill e Ted estão viajando de carro. Mas o hodômetro do carro não está funcionando, então eles nem sabem quantas milhas já viajaram. Felizmente, Bill tem um cronômetro, então eles podem anotar a velocidade e o tempo total de viagem. Infelizmente, sua estratégia de anotação é meio estranha, então eles agora precisam de ajuda para calcular a distância total percorrida. Você deve escrever um programa para realizar esse cálculo. Por exemplo, se as anotações mostram: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Velocidade em milhas/h</text:p>
          </table:table-cell>
          <table:table-cell table:style-name="Table4.B1" office:value-type="string">
            <text:p text:style-name="P9">Tempo passado em horas</text:p>
          </table:table-cell>
        </table:table-row>
        <table:table-row>
          <table:table-cell table:style-name="Table4.A2" office:value-type="string">
            <text:p text:style-name="P7">20</text:p>
          </table:table-cell>
          <table:table-cell table:style-name="Table4.B2" office:value-type="string">
            <text:p text:style-name="P7">2</text:p>
          </table:table-cell>
        </table:table-row>
        <table:table-row>
          <table:table-cell table:style-name="Table4.A2" office:value-type="string">
            <text:p text:style-name="P7">30</text:p>
          </table:table-cell>
          <table:table-cell table:style-name="Table4.B2" office:value-type="string">
            <text:p text:style-name="P7">6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B2" office:value-type="string">
            <text:p text:style-name="P7">7</text:p>
          </table:table-cell>
        </table:table-row>
      </table:table>
      <text:p text:style-name="P42"/>
      <text:p text:style-name="P43">isso significa que eles dirigiram 2 horas a 20 milhas/h, depois 6-2=4 horas a 30 milhas/h, e então 7-6=1 hora a 10 milhas/h. A distância total percorrida é então (2)(20) + (4)(30) + (1)(10) = 40 + 120 + 10 = 170 milhas. Note que o tempo passado é contado sempre desde o início da viagem, e não desde a última anotação.</text:p>
      <text:p text:style-name="P38"/>
      <text:p text:style-name="P65">Entrada</text:p>
      <text:p text:style-name="P43">A entrada consiste de um ou mais conjuntos de teste. Cada conjunto começa com uma linha contendo um inteiro n, 1 ≤ n ≤ 10, seguido por n pares de valores, um por linha. O primeiro valor do par, v, é a velocidade em milhas/h e o segundo valor, t, é o tempo total já passado. Ambos v e t são inteiros, 1 ≤ v ≤ 90 <text:span text:style-name="T28">e</text:span> 1 ≤ t ≤ 12. Os valores de t estão sempre em ordem estritamente crescente. Um valor -1 para n indica o fim da entrada.</text:p>
      <text:p text:style-name="P41"/>
      <text:p text:style-name="P65">Saída</text:p>
      <text:p text:style-name="P44">Para cada conjunto da entrada, imprima a distância percorrida, seguida de um espaço, e depois a palavra <text:span text:style-name="T53">“miles”</text:span>.<text:span text:style-name="T24"> Lembre-se do salto de linha na última linha.</text:span>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5">Exemplo de Entrada</text:p>
          </table:table-cell>
          <table:table-cell table:style-name="Table3.B1" office:value-type="string">
            <text:p text:style-name="P65">Exemplo de Saída</text:p>
          </table:table-cell>
        </table:table-row>
        <table:table-row>
          <table:table-cell table:style-name="Table3.A2" office:value-type="string">
            <text:p text:style-name="P45">3</text:p>
            <text:p text:style-name="P45">20 2</text:p>
            <text:p text:style-name="P45">30 6</text:p>
            <text:p text:style-name="P45">10 7</text:p>
            <text:p text:style-name="P45">2</text:p>
            <text:p text:style-name="P45">60 1</text:p>
            <text:p text:style-name="P45">30 5</text:p>
            <text:p text:style-name="P45">4</text:p>
            <text:p text:style-name="P45">15 1</text:p>
            <text:p text:style-name="P45">25 2</text:p>
            <text:p text:style-name="P45">30 3</text:p>
            <text:p text:style-name="P45">10 5</text:p>
            <text:p text:style-name="P45">-1</text:p>
          </table:table-cell>
          <table:table-cell table:style-name="Table3.B2" office:value-type="string">
            <text:p text:style-name="P45">170 miles</text:p>
            <text:p text:style-name="P45">180 miles</text:p>
            <text:p text:style-name="P45">90 miles</text:p>
          </table:table-cell>
        </table:table-row>
      </table:table>
      <text:p text:style-name="P35"><text:soft-page-break/><text:span text:style-name="T3">Problema </text:span><text:span text:style-name="T6">c</text:span></text:p>
      <text:p text:style-name="P75">O problema 3n+1</text:p>
      <text:p text:style-name="P59"><text:span text:style-name="T31">Arquivo-fonte: ciclo.</text:span>(c | cpp | java)</text:p>
      <text:p text:style-name="P21"/>
      <text:p text:style-name="P46"><text:span text:style-name="T8">C</text:span><text:span text:style-name="T7">onsidere o seguinte algoritmo para gerar uma sequência de números. </text:span><text:span text:style-name="T9">Comece</text:span><text:span text:style-name="T7"> com um inteiro N. Se N é par, divida-o por 2. Se N é </text:span><text:span text:style-name="T9">ímpar</text:span><text:span text:style-name="T7">, multiplique-o por 3 e some 1. Repita esse processo com o novo valor de N, terminando quando N=1. Por exemplo, a seguinte </text:span><text:span text:style-name="T9">sequência</text:span><text:span text:style-name="T7"> de números será gerada para N=22:</text:span></text:p>
      <text:p text:style-name="P24">22 11 34 17 52 26 13 40 20 10 5 16 8 4 2 1 </text:p>
      <text:p text:style-name="P26"/>
      <text:p text:style-name="P46"><text:span text:style-name="T7">É conjecturado (mas ainda não provado) que este algoritmo terminará em </text:span><text:span text:style-name="T10">N</text:span><text:span text:style-name="T7">=1 para cada inteiro N. Ainda assim, a conjectura é válida para todos os números inteiros até pelo menos 1000000. </text:span><text:span text:style-name="T19">Para uma entrada N, o comprimento do ciclo de N é o número de números gerados a partir do valor inicial incluindo-o. </text:span><text:span text:style-name="T11">No exemplo acima, o comprimento do ciclo de 22 é 16. Dados quaisquer dois números x e y, você deverá determinar o ciclo de maior comprimento dentre os número</text:span><text:span text:style-name="T12">s</text:span><text:span text:style-name="T11"> do intervalo </text:span><text:span text:style-name="T13">x e y, incluindo os valores x e y.</text:span></text:p>
      <text:p text:style-name="P21"/>
      <text:p text:style-name="P66">Entrada</text:p>
      <text:p text:style-name="P47">A entrada consiste de uma série de pares de inteiros x e y, um par de inteiros por linha. Todos os inteiros serão menores do que 1000000 e maiores do que 0.</text:p>
      <text:p text:style-name="P47"/>
      <text:p text:style-name="P66">Saída</text:p>
      <text:p text:style-name="P49">Para cada par de inteiros x e y, a saída será formada <text:span text:style-name="T25">por x e y na mesma ordem que eles aparecem na entrada e pelo valor do ciclo de maior comprimento deste intervalo. Estes três valores deverão estar na mesma linha e separados por um espaço em branco. Cada linha de entrada terá uma linha de saída. Lembre-se do salto de linha na última linha.</text:span></text:p>
      <text:p text:style-name="P3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6">Exemplo de Entrada</text:p>
          </table:table-cell>
          <table:table-cell table:style-name="Table7.B1" office:value-type="string">
            <text:p text:style-name="P66">Exemplo de Saída</text:p>
          </table:table-cell>
        </table:table-row>
        <table:table-row>
          <table:table-cell table:style-name="Table7.A2" office:value-type="string">
            <text:p text:style-name="P51">1 10</text:p>
            <text:p text:style-name="P51">100 200</text:p>
            <text:p text:style-name="P51">201 210</text:p>
            <text:p text:style-name="P51">900 1000</text:p>
          </table:table-cell>
          <table:table-cell table:style-name="Table7.B2" office:value-type="string">
            <text:p text:style-name="P51">1 10 20</text:p>
            <text:p text:style-name="P51">100 200 125</text:p>
            <text:p text:style-name="P51">201 210 89</text:p>
            <text:p text:style-name="P51">900 1000 174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6"/>
      <text:p text:style-name="P76"/>
      <text:p text:style-name="P76"/>
      <text:p text:style-name="P76"/>
      <text:p text:style-name="P81"/>
      <text:p text:style-name="P36"><text:soft-page-break/><text:span text:style-name="T3">Problema </text:span><text:span text:style-name="T6">d</text:span></text:p>
      <text:p text:style-name="P77">Campo Minado</text:p>
      <text:p text:style-name="P60"><text:span text:style-name="T31">Arquivo-fonte: minas.</text:span>(c | cpp | java)</text:p>
      <text:p text:style-name="P23"/>
      <text:p text:style-name="P52"><text:span text:style-name="T7">Você </text:span><text:span text:style-name="T20">já</text:span><text:span text:style-name="T7"> jogou campo minado? Esse clássico joguinho vem com um sistema operacional que </text:span><text:span text:style-name="T14">eu não recordo o nome agora. O objetivo do jogo é encontrar onde todas as minas estão localizadas dentro de um campo </text:span><text:span text:style-name="T18">N x M</text:span><text:span text:style-name="T14">. </text:span><text:span text:style-name="T15">O jogo mostra um </text:span><text:span text:style-name="T22">número </text:span><text:span text:style-name="T23">dica</text:span><text:span text:style-name="T22"> </text:span><text:span text:style-name="T15">em um quadrado que diz quantas minas são adjacentes àquele quadrado.</text:span><text:span text:style-name="T7"> </text:span><text:span text:style-name="T16">Cada quadrado tem no máximo oito quadrados adjacentes. O campo 4 x 4 à esquerda contém duas minas, cada uma representada pelo </text:span><text:span text:style-name="T9">carácter</text:span><text:span text:style-name="T16"> ‘</text:span><text:span text:style-name="T21">*’</text:span><text:span text:style-name="T16">. Se representarmos o mesmo campo pelos </text:span><text:span text:style-name="T23">números dica </text:span><text:span text:style-name="T17">descritos acima, nós teríamos um campo como o representado à direita.</text:span></text:p>
      <text:p text:style-name="P25"/>
      <text:section text:style-name="Sect1" text:name="Section1">
        <table:table table:name="Table8" table:style-name="Table8">
          <table:table-column table:style-name="Table8.A" table:number-columns-repeated="3"/>
          <table:table-column table:style-name="Table8.D"/>
          <table:table-row>
            <table:table-cell table:style-name="Table8.A1" office:value-type="string">
              <text:p text:style-name="P5">*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</table:table-row>
          <table:table-row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</table:table-row>
          <table:table-row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*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</table:table-row>
          <table:table-row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  <table:table-cell table:style-name="Table8.A1" office:value-type="string">
              <text:p text:style-name="P5">.</text:p>
            </table:table-cell>
          </table:table-row>
        </table:table>
        <text:p text:style-name="P27"/>
        <table:table table:name="Table9" table:style-name="Table9">
          <table:table-column table:style-name="Table9.A" table:number-columns-repeated="4"/>
          <table:table-row>
            <table:table-cell table:style-name="Table9.A1" office:value-type="string">
              <text:p text:style-name="P5">*</text:p>
            </table:table-cell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0</text:p>
            </table:table-cell>
            <table:table-cell table:style-name="Table9.A1" office:value-type="string">
              <text:p text:style-name="P8">0</text:p>
            </table:table-cell>
          </table:table-row>
          <table:table-row>
            <table:table-cell table:style-name="Table9.A1" office:value-type="string">
              <text:p text:style-name="P8">2</text:p>
            </table:table-cell>
            <table:table-cell table:style-name="Table9.A1" office:value-type="string">
              <text:p text:style-name="P8">2</text:p>
            </table:table-cell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0</text:p>
            </table:table-cell>
          </table:table-row>
          <table:table-row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5">*</text:p>
            </table:table-cell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0</text:p>
            </table:table-cell>
          </table:table-row>
          <table:table-row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1</text:p>
            </table:table-cell>
            <table:table-cell table:style-name="Table9.A1" office:value-type="string">
              <text:p text:style-name="P8">0</text:p>
            </table:table-cell>
          </table:table-row>
        </table:table>
        <text:p text:style-name="P27"/>
      </text:section>
      <text:p text:style-name="P22"/>
      <text:p text:style-name="P67">Entrada</text:p>
      <text:p text:style-name="P48">A entrada consiste <text:span text:style-name="T26">de um número aleatório de campos. A primeira linha de cada campo contém dois inteiros N e M (0 &lt; N, M ≤ 100) que representam o número de linhas e colunas do campo, respectivamente. Cada uma das próximas N linhas contém exatamente M caracteres, representando o campo. Quadrados seguros serão denotados por um ‘</text:span><text:span text:style-name="T5">.’</text:span><text:span text:style-name="T26"> e quadrados com minas por um ‘</text:span><text:span text:style-name="T5">*’</text:span><text:span text:style-name="T26">, ambos sem aspas simples. A primeira linha onde N = M = 0 representará o fim da entrada e não deverá ser processada.</text:span></text:p>
      <text:p text:style-name="P48"/>
      <text:p text:style-name="P67">Saída</text:p>
      <text:p text:style-name="P50">Para cada <text:span text:style-name="T27">campo, imprima a mensagem “Campo #X:” em uma linha, onde X representa o número do campo começando do 1. As próximas N linhas deverão conter o campo com os caracteres ‘</text:span><text:span text:style-name="T4">.’</text:span><text:span text:style-name="T27"> substituídos pelos números de minas adjacentes àquele quadrado. Deve haver uma linha em branco entre as saídas de cada campo.</text:span></text:p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Exemplo de Entrada</text:p>
          </table:table-cell>
          <table:table-cell table:style-name="Table5.B1" office:value-type="string">
            <text:p text:style-name="P67">Exemplo de Saída</text:p>
          </table:table-cell>
        </table:table-row>
        <table:table-row>
          <table:table-cell table:style-name="Table5.A2" office:value-type="string">
            <text:p text:style-name="P53">4 4</text:p>
            <text:p text:style-name="P53">*…</text:p>
            <text:p text:style-name="P53">….</text:p>
            <text:p text:style-name="P53">.*..</text:p>
            <text:p text:style-name="P53">….</text:p>
            <text:p text:style-name="P53">3 5</text:p>
            <text:p text:style-name="P53">**…</text:p>
            <text:p text:style-name="P53">…..</text:p>
            <text:p text:style-name="P53">.*...</text:p>
            <text:p text:style-name="P53">0 0</text:p>
          </table:table-cell>
          <table:table-cell table:style-name="Table5.B2" office:value-type="string">
            <text:p text:style-name="P53">Campo #1:</text:p>
            <text:p text:style-name="P53">*100</text:p>
            <text:p text:style-name="P53">2210</text:p>
            <text:p text:style-name="P53">1*10</text:p>
            <text:p text:style-name="P53">1110</text:p>
            <text:p text:style-name="P53"/>
            <text:p text:style-name="P53">Campo #2:</text:p>
            <text:p text:style-name="P53">**100</text:p>
            <text:p text:style-name="P53">33200</text:p>
            <text:p text:style-name="P53">1*100</text:p>
          </table:table-cell>
        </table:table-row>
      </table:table>
      <text:p text:style-name="P70"/>
      <text:p text:style-name="P70"/>
      <text:p text:style-name="P70"><text:soft-page-break/>Problema <text:span text:style-name="T48">e</text:span></text:p>
      <text:p text:style-name="P80">BOCA</text:p>
      <text:p text:style-name="P62"><text:span text:style-name="T48">Arquivo-fonte</text:span>: <text:span text:style-name="T49">boca</text:span>.(c | cpp | java)</text:p>
      <text:p text:style-name="P62"/>
      <text:p text:style-name="P19"><text:span text:style-name="T52">Julgar campeonatos de programação é uma árdua tarefa e sistemas como o BOCA que automatizam o processo de julgamento são uma grande ajuda. Você é parte de um grupo que tenta desenvolver um </text:span><text:span text:style-name="T30">software</text:span><text:span text:style-name="T52"> de gerenciamento de campeonatos baseado em técnicas de projeto modular. O componente que você trabalha é aquele que calcula os </text:span><text:span text:style-name="T30">scores</text:span><text:span text:style-name="T52"> dos times participantes e determina o vencedor. Você receberá os resultados de vários times, e deve determinar o campeão.</text:span></text:p>
      <text:p text:style-name="P32"/>
      <text:p text:style-name="P32">Há dois componentes no <text:span text:style-name="T29">score</text:span> de um time. O primeiro é o número de problemas resolvidos. O segundo é a penalidade, que reflete o tempo e as submissões incorretas antes de se resolver o problema. Para cada problema resolvido corretamente, a penalidade é igual ao tempo em que o problema foi resolvido, mais 20 minutos <text:span text:style-name="T48">por</text:span> submissão incorreta. Nenhuma penalidade é dada para problemas que não foram resolvidos.</text:p>
      <text:p text:style-name="P32"/>
      <text:p text:style-name="P32">Assim, se um time resolve o problema 1 na sua segunda submissão, no tempo 20 minutos, o time recebe 40 minutos de penalidade. Se ele submete o problema 2 três vezes, mas não consegue resolvê-lo, nenhuma penalidade é acrescentada. Se ele submete o problema 3 uma única vez e o resolve no tempo 120 minutos, então ele recebe 120 minutos de penalidade. Seu <text:span text:style-name="T29">score</text:span> total será 2 problemas resolvidos com 160 pontos de penalidade. O vencedor é o time que resolver a maior quantidade de problemas. Se houver empate no maior número de problemas resolvidos, então o vencedor entre eles é o time com a menor penalidade total.</text:p>
      <text:p text:style-name="P32"/>
      <text:p text:style-name="P64">Entrada</text:p>
      <text:p text:style-name="P56">Para o campeonato que seu programa deve julgar, há quatro problemas. Garantidamente não haverá empate depois de contadas as penalidades dos times. A primeira linha da entrada contem um inteiro N representando o número de times. As próximas N linhas contém cada uma, o nome do time, que não contém espaço em branco. Em seguida, para cada um dos quatro problemas, o número de submissões feitas pelo time e o tempo no qual conseguiu uma submissão correta (ambos inteiros). Se o time não conseguiu resolver o problema, o tempo será zero. O número de submissões será pelo menos um, se o problema foi resolvido pelo time.</text:p>
      <text:p text:style-name="P37"/>
      <text:p text:style-name="P64">Saída</text:p>
      <text:p text:style-name="P33">A saída consiste em uma única linha, contendo o nome do time vencedor, o número de problemas resolvidos por esse time, e sua penalidade total.</text:p>
      <text:p text:style-name="P3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4">Exemplo de Entrada</text:p>
          </table:table-cell>
          <table:table-cell table:style-name="Tabela4.B1" office:value-type="string">
            <text:p text:style-name="P64">Exemplo de Saída</text:p>
          </table:table-cell>
        </table:table-row>
        <table:table-row>
          <table:table-cell table:style-name="Tabela4.A2" office:value-type="string">
            <text:p text:style-name="P57">4</text:p>
            <text:p text:style-name="P57"><text:span text:style-name="T39">Stars</text:span> 2 20 5 0 4 190 3 220</text:p>
            <text:p text:style-name="P57"><text:span text:style-name="T39">Rockets</text:span> 5 180 1 0 2 0 3 100</text:p>
            <text:p text:style-name="P57"><text:span text:style-name="T39">Penguins</text:span> 1 15 3 120 1 300 4 0</text:p>
            <text:p text:style-name="P57"><text:span text:style-name="T39">Marsupials</text:span> 9 0 3 100 2 220 3 80</text:p>
          </table:table-cell>
          <table:table-cell table:style-name="Tabela4.B2" office:value-type="string">
            <text:p text:style-name="P57"><text:span text:style-name="T39">Penguins</text:span> 3 475</text:p>
          </table:table-cell>
        </table:table-row>
      </table:table>
      <text:p text:style-name="P71"/>
      <text:p text:style-name="P71"/>
      <text:p text:style-name="P71"/>
      <text:p text:style-name="P71"/>
      <text:p text:style-name="P71"><text:soft-page-break/>Problema <text:span text:style-name="T47">f</text:span></text:p>
      <text:p text:style-name="P78">Fila <text:span text:style-name="T46">de Impressão</text:span></text:p>
      <text:p text:style-name="P63"><text:span text:style-name="T38">Arquivo-fonte</text:span>: <text:span text:style-name="T32">fila</text:span>.(c | cpp | java)</text:p>
      <text:p text:style-name="P79"/>
      <text:p text:style-name="P28">A única impressora do curso de Sistemas de Informação está trabalhando pesado ultimamente. Em certos momento há centenas de documentos na fila de impressão, e você tem que esperar horas para conseguir imprimir até mesmo uma simples página. Já que alguns documentos são mais importantes que outros, o <text:span text:style-name="T33">coordenador </text:span>inventou e implementou um sistema simples de prioridade para controlar a fila de impressão. Agora, a cada documento é associado uma prioridade entre 1 e 9 (sendo 9 a mais alta prioridade e 1 a mais baixa), e a fila de impressão funciona da seguinte forma:</text:p>
      <text:p text:style-name="P28"/>
      <text:list xml:id="list515827959" text:style-name="L2">
        <text:list-item>
          <text:p text:style-name="P93">O primeiro documento J da fila de impressão é retirado da fila;</text:p>
        </text:list-item>
        <text:list-item>
          <text:p text:style-name="P93">Se houver algum documento na fila de impressão com prioridade mais alta que a do documento J, então J é colocado no final da fila de impressão sem ser impresso;</text:p>
        </text:list-item>
        <text:list-item>
          <text:p text:style-name="P93">Caso contrário, o documento J é impresso (e não é colocado de volta na fila de impressão)</text:p>
        </text:list-item>
      </text:list>
      <text:p text:style-name="P29"/>
      <text:p text:style-name="P30">Desta forma, todas os documentos importantes da coordenação são impressos rapidamente. E outros documentos <text:span text:style-name="T34">menos importantes </text:span>podem ser forçados a esperar um bom tempo até serem impressos, mas fazer o que, é a vida… <text:span text:style-name="T35">Você quer saber</text:span> quando seu documento será efetivamente impresso. Então você precisa fazer um programa para determinar isso. Serão informadas ao programa a fila corrente (e uma lista de prioridades) e a posição de seu documento na fila. <text:span text:style-name="T36">Nenhum documento novo vai chegar. </text:span>O programa deve então calcular quanto tempo demora para seu documento ser impresso, assumindo que nenhum documento adicional será colocado na fila. Para simplificar, considere que todo documento leva exatamente 1 minuto para ser impresso, e que retirar e colocar documentos na fila são instantâneos.</text:p>
      <text:p text:style-name="P31"/>
      <text:p text:style-name="P68">Entrada</text:p>
      <text:p text:style-name="P54">A entrada começa com um número inteiro que indica o número de casos de teste (até 100). Cada caso de teste consiste em:</text:p>
      <text:list xml:id="list283417502" text:style-name="L3">
        <text:list-item>
          <text:p text:style-name="P91"><text:span text:style-name="T1">u</text:span>ma linha com dois inteiros N e M, sendo N o número de trabalhos na fila (1 ≤ N ≤ 100) e M a posição de seu trabalho (0 ≤ M ≤ N-1). </text:p>
        </text:list-item>
        <text:list-item>
          <text:p text:style-name="P92"><text:span text:style-name="T1">e</text:span>m seguida, uma linha com N inteiros na faixa 1 a 9, que são as respectivas prioridades dos documentos na fila.</text:p>
        </text:list-item>
      </text:list>
      <text:p text:style-name="P68">Saída</text:p>
      <text:p text:style-name="P55">Para cada caso de teste, escreva uma linha com um inteiro, o número de minutos que se passam até que seu documento seja completamente impress<text:span text:style-name="T37">o.</text:span></text:p>
      <text:p text:style-name="P8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8">Exemplo de Entrada</text:p>
          </table:table-cell>
          <table:table-cell table:style-name="Tabela3.B1" office:value-type="string">
            <text:p text:style-name="P68">Exemplo de Saída</text:p>
          </table:table-cell>
        </table:table-row>
        <table:table-row>
          <table:table-cell table:style-name="Tabela3.A2" office:value-type="string">
            <text:p text:style-name="P84">3</text:p>
            <text:p text:style-name="P85">1 0</text:p>
            <text:p text:style-name="P85">5</text:p>
            <text:p text:style-name="P85">4 2</text:p>
            <text:p text:style-name="P85">1 2 3 4</text:p>
            <text:p text:style-name="P85">6 0</text:p>
            <text:p text:style-name="P85">1 1 9 1 1 1</text:p>
          </table:table-cell>
          <table:table-cell table:style-name="Tabela3.B2" office:value-type="string">
            <text:p text:style-name="P85">1</text:p>
            <text:p text:style-name="P85">2</text:p>
            <text:p text:style-name="P85">5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Marathi" style:font-family-complex="'Lohit Marath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text-properties fo:color="#808080" style:font-name="Calibri" fo:font-size="10pt" fo:language="pt" fo:country="BR" fo:font-weight="bold" officeooo:rsid="008c4b2e" officeooo:paragraph-rsid="008c4b2e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Calibri" fo:font-size="10pt" fo:font-weight="bold" officeooo:rsid="0057384f" officeooo:paragraph-rsid="0057384f" style:font-size-asian="10pt" style:font-weight-asian="bold" style:font-size-complex="10pt" style:font-weight-complex="bold"/>
    </style:style>
    <style:style style:name="MP3" style:family="paragraph" style:parent-style-name="Header">
      <style:text-properties fo:font-size="2pt" officeooo:rsid="0057384f" officeooo:paragraph-rsid="0057384f" style:font-size-asian="1.75pt" style:font-size-complex="2pt"/>
    </style:style>
    <style:style style:name="MP4" style:family="paragraph" style:parent-style-name="Footer">
      <style:paragraph-properties fo:text-align="center" style:justify-single-word="false"/>
      <style:text-properties style:font-name="Calibri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a46741"/>
    </style:style>
    <style:style style:name="MT2" style:family="text">
      <style:text-properties fo:language="pt" fo:country="B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Maratona <text:span text:style-name="MT1">0</text:span>2</text:p>
            </table:table-cell>
            <table:table-cell table:style-name="Table2.A1" office:value-type="string">
              <text:p text:style-name="MP2">SIN343 – <text:span text:style-name="MT2">Desafios de Programação</text:span></text:p>
            </table:table-cell>
          </table:table-row>
        </table:table>
        <text:p text:style-name="MP3"/>
      </style:header>
      <loext:header-first>
        <text:p text:style-name="Header_20_left"><draw:frame draw:style-name="Mfr1" draw:name="Figura1" text:anchor-type="paragraph" svg:x="0.254cm" svg:y="1.058cm" svg:width="2.824cm" svg:height="2.118cm" draw:z-index="0"><draw:image xlink:href="Pictures/10000201000000640000004BD65F4D874300EF34.png" xlink:type="simple" xlink:show="embed" xlink:actuate="onLoad" loext:mime-type="image/png"/></draw:frame></text:p>
      </loext:header-first>
      <style:footer>
        <text:p text:style-name="MP4"><text:page-number text:select-page="current">6</text:page-number></text:p>
      </style:footer>
      <loext:footer-first>
        <text:p text:style-name="MP5"><text:page-number text:select-page="current">1</text:page-number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atista</meta:initial-creator>
    <meta:creation-date>2020-01-24T15:27:04.850639251</meta:creation-date>
    <meta:editing-duration>PT41M56S</meta:editing-duration>
    <meta:editing-cycles>16</meta:editing-cycles>
    <meta:generator>LibreOffice/6.2.8.2$Linux_X86_64 LibreOffice_project/20$Build-2</meta:generator>
    <dc:date>2020-01-29T11:24:48.499525831</dc:date>
    <dc:creator>João Batista</dc:creator>
    <meta:document-statistic meta:table-count="14" meta:image-count="1" meta:object-count="0" meta:page-count="6" meta:paragraph-count="201" meta:word-count="2092" meta:character-count="11071" meta:non-whitespace-character-count="9185"/>
  </office:meta>
</office:document-meta>
</file>